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e17" officeooo:paragraph-rsid="00095e1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95e17" officeooo:paragraph-rsid="00095e17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tyle="italic" fo:font-weight="normal" officeooo:rsid="00095e17" officeooo:paragraph-rsid="00095e17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tyle="normal" fo:font-weight="normal" officeooo:rsid="00095e17" officeooo:paragraph-rsid="00095e17" style:font-style-asian="normal" style:font-weight-asian="normal" style:font-style-complex="normal" style:font-weight-complex="normal"/>
    </style:style>
    <style:style style:name="T1" style:family="text">
      <style:text-properties style:font-name="Couri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90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Algoritmi e Strutture Dati</text:p>
      <text:p text:style-name="P1">Economia e Management</text:p>
      <text:p text:style-name="P1"><text:span text:style-name="T3">10</text:span> dicembre 2018</text:p>
      <text:p text:style-name="P1"/>
      <text:p text:style-name="P1"/>
      <text:p text:style-name="P1"/>
      <text:list xml:id="list2853265314002993991" text:style-name="L1">
        <text:list-item>
          <text:p text:style-name="P4"><text:span text:style-name="T2">[15 punti]</text:span> Disegnare l’albero binario di ricerca ottenuto eseguendo le seguenti operazioni a partire da un albero vuoto:</text:p>
          <text:p text:style-name="P5">insert(10); insert(12); insert(5); insert(8); insert(1); delete(10); insert(100); delete(12); insert(80).</text:p>
          <text:p text:style-name="P5"/>
        </text:list-item>
        <text:list-item>
          <text:p text:style-name="P6"><text:span text:style-name="T2">[25 punti] </text:span>Descrivere un algoritmo che prende in input un array di interi e, se gli interi sono tutti distinti, restituisce VERO; altrimenti restituisce FALSO.</text:p>
          <text:p text:style-name="P6"/>
        </text:list-item>
        <text:list-item>
          <text:p text:style-name="P6"><text:span text:style-name="T2">[25 punti] </text:span>Descrivere un algortimo che prende in input un array di interi e restituisce VERO se e solo se gli interi dell’array sono in ordine decrescente.</text:p>
          <text:p text:style-name="P6"/>
        </text:list-item>
        <text:list-item>
          <text:p text:style-name="P6"><text:span text:style-name="T2">[35 punti] </text:span>Si consideri una variante del <text:span text:style-name="T1">sudoku</text:span> in cui in una soluzione ammissibile gli elementi delle righe e e delle colonne non possono essere in ordine crescente. Descrivere l’algoritmo che controlla se una soluzione completa è ammissibile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o Persiano</meta:initial-creator>
    <meta:creation-date>2018-12-04T20:41:14.360454057</meta:creation-date>
    <dc:date>2018-12-10T16:18:19.312465573</dc:date>
    <dc:creator>Pino Persiano</dc:creator>
    <meta:editing-duration>PT14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33" meta:character-count="863" meta:non-whitespace-character-count="742"/>
  </office:meta>
</office:document-meta>
</file>